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arch Engines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office:value-type="string">
            <text:p>Overall Ranking</text:p>
          </table:table-cell>
          <table:table-cell office:value-type="string">
            <text:p>Nam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Overall Notes</text:p>
          </table:table-cell>
          <table:table-cell table:style-name="ce1" office:value-type="string">
            <text:p>Boolean Search? </text:p>
          </table:table-cell>
          <table:table-cell table:style-name="ce1" office:value-type="string">
            <text:p>Actively developed? 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Programming Language</text:p>
          </table:table-cell>
          <table:table-cell table:style-name="ce1" office:value-type="string">
            <text:p>PDF Support</text:p>
          </table:table-cell>
          <table:table-cell table:style-name="ce1" office:value-type="string">
            <text:p>Hit highlighting</text:p>
          </table:table-cell>
          <table:table-cell table:style-name="ce1" office:value-type="string">
            <text:p>Spell Check?</text:p>
          </table:table-cell>
          <table:table-cell table:style-name="ce1" office:value-type="string">
            <text:p>Synonym Support?</text:p>
          </table:table-cell>
          <table:table-cell table:style-name="ce1" office:value-type="string">
            <text:p>Acronym Support?</text:p>
          </table:table-cell>
          <table:table-cell table:style-name="ce1" office:value-type="string">
            <text:p>Abbreviation Support?</text:p>
          </table:table-cell>
          <table:table-cell table:style-name="ce1" office:value-type="string">
            <text:p>Stop-word Support?</text:p>
          </table:table-cell>
          <table:table-cell table:style-name="ce1" office:value-type="string">
            <text:p>Stemming</text:p>
          </table:table-cell>
          <table:table-cell table:style-name="ce1" office:value-type="string">
            <text:p>Website Quality?</text:p>
          </table:table-cell>
          <table:table-cell table:style-name="ce1" office:value-type="string">
            <text:p>Other?</text:p>
          </table:table-cell>
          <table:table-cell table:style-name="ce1" table:number-columns-repeated="1006"/>
        </table:table-row>
        <table:table-row table:style-name="ro2">
          <table:table-cell office:value-type="string">
            <text:p>Worthwhile</text:p>
          </table:table-cell>
          <table:table-cell office:value-type="string">
            <text:p>DataparkSearch</text:p>
          </table:table-cell>
          <table:table-cell office:value-type="string">
            <text:p>http://www.dataparksearch.org/</text:p>
          </table:table-cell>
          <table:table-cell office:value-type="string">
            <text:p>Looks good. Is actively developed, and has an active community.</text:p>
          </table:table-cell>
          <table:table-cell office:value-type="string">
            <text:p><text:a xlink:href="http://www.dataparksearch.org/dpsearch-doingsearch.en.html#SEARCH-BOOL">Yes, with a subset of the Verity Query Language (more detail: http://www.dataparksearch.org/dpsearch-doingsearch.en.html#SEARCH-BOOL)</text:a></text:p>
          </table:table-cell>
          <table:table-cell office:value-type="string">
            <text:p>Yes, last check in was 2010-02-04</text:p>
          </table:table-cell>
          <table:table-cell office:value-type="string">
            <text:p>GPL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office:value-type="string">
            <text:p>Probably not, but maybe</text:p>
          </table:table-cell>
          <table:table-cell office:value-type="string">
            <text:p>Yes, aspell</text:p>
          </table:table-cell>
          <table:table-cell table:number-columns-repeated="4" office:value-type="string">
            <text:p>Yes</text:p>
          </table:table-cell>
          <table:table-cell office:value-type="string">
            <text:p>Yes, ispell</text:p>
          </table:table-cell>
          <table:table-cell office:value-type="string">
            <text:p>Poor</text:p>
          </table:table-cell>
          <table:table-cell office:value-type="string">
            <text:p>Supports summary generation?! Russian</text:p>
          </table:table-cell>
          <table:table-cell table:number-columns-repeated="1006"/>
        </table:table-row>
        <table:table-row table:style-name="ro3">
          <table:table-cell office:value-type="string">
            <text:p>Worthwhile</text:p>
          </table:table-cell>
          <table:table-cell office:value-type="string">
            <text:p>mnoGoSearch</text:p>
          </table:table-cell>
          <table:table-cell table:style-name="ce3" office:value-type="string">
            <text:p><text:span text:style-name="T1"><text:a xlink:href="http://www.mnogosearch.org/">http://www.mnogosearch.org/</text:a></text:span></text:p>
          </table:table-cell>
          <table:table-cell office:value-type="string">
            <text:p>Looks pretty good. Doesn't seem as powerful as Datapark, but does have a nicer web site, and lots of users.</text:p>
          </table:table-cell>
          <table:table-cell office:value-type="string">
            <text:p><text:a xlink:href="http://www.mnogosearch.org/doc33/msearch-doingsearch.html#search-bool">Yes, basic boolean search: http://www.mnogosearch.org/doc33/msearch-doingsearch.html#search-bool</text:a></text:p>
          </table:table-cell>
          <table:table-cell office:value-type="string">
            <text:p>Yes, latest version is from 2009-10-29</text:p>
          </table:table-cell>
          <table:table-cell office:value-type="string">
            <text:p>GPL</text:p>
          </table:table-cell>
          <table:table-cell office:value-type="string">
            <text:p>C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, ispell</text:p>
          </table:table-cell>
          <table:table-cell office:value-type="string">
            <text:p>Good</text:p>
          </table:table-cell>
          <table:table-cell office:value-type="string">
            <text:p>Used by MySQL.com; active web-boarsd</text:p>
          </table:table-cell>
          <table:table-cell table:number-columns-repeated="1006"/>
        </table:table-row>
        <table:table-row table:style-name="ro3">
          <table:table-cell office:value-type="string">
            <text:p>Worthwhile</text:p>
          </table:table-cell>
          <table:table-cell office:value-type="string">
            <text:p>Sphinx</text:p>
          </table:table-cell>
          <table:table-cell office:value-type="string">
            <text:p>http://sphinxsearch.com/</text:p>
          </table:table-cell>
          <table:table-cell office:value-type="string">
            <text:p>Seems to integrate directly into your database, which could be a cool thing.</text:p>
          </table:table-cell>
          <table:table-cell office:value-type="string">
            <text:p>Yes, more than some, less than others. No nested (), but does have x within y words of z.</text:p>
          </table:table-cell>
          <table:table-cell office:value-type="string">
            <text:p>Yes, latest version is from 2009-12</text:p>
          </table:table-cell>
          <table:table-cell office:value-type="string">
            <text:p>GPLv2</text:p>
          </table:table-cell>
          <table:table-cell table:number-columns-repeated="7"/>
          <table:table-cell table:number-columns-repeated="2" office:value-type="string">
            <text:p>Yes</text:p>
          </table:table-cell>
          <table:table-cell table:number-columns-repeated="1008"/>
        </table:table-row>
        <table:table-row table:style-name="ro3">
          <table:table-cell office:value-type="string">
            <text:p>Pass</text:p>
          </table:table-cell>
          <table:table-cell office:value-type="string">
            <text:p>Egothor</text:p>
          </table:table-cell>
          <table:table-cell office:value-type="string">
            <text:p>http://www.egothor.org/</text:p>
          </table:table-cell>
          <table:table-cell office:value-type="string">
            <text:p>No active community.</text:p>
          </table:table-cell>
          <table:table-cell office:value-type="string">
            <text:p>Yes, at least partially</text:p>
          </table:table-cell>
          <table:table-cell office:value-type="string">
            <text:p>Yes, last check in was 2009-07-06</text:p>
          </table:table-cell>
          <table:table-cell/>
          <table:table-cell office:value-type="string">
            <text:p>Java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Czech. No bugs, or comments in forums. Pass</text:p>
          </table:table-cell>
          <table:table-cell table:number-columns-repeated="1006"/>
        </table:table-row>
        <table:table-row table:style-name="ro4">
          <table:table-cell office:value-type="string">
            <text:p>Pass</text:p>
          </table:table-cell>
          <table:table-cell office:value-type="string">
            <text:p>Namazu</text:p>
          </table:table-cell>
          <table:table-cell office:value-type="string">
            <text:p>http://www.namazu.org/index.html.en</text:p>
          </table:table-cell>
          <table:table-cell office:value-type="string">
            <text:p>Looks immature.</text:p>
          </table:table-cell>
          <table:table-cell table:number-columns-repeated="2"/>
          <table:table-cell office:value-type="string">
            <text:p>GPL</text:p>
          </table:table-cell>
          <table:table-cell table:number-columns-repeated="10"/>
          <table:table-cell office:value-type="string">
            <text:p>Japanese</text:p>
          </table:table-cell>
          <table:table-cell table:number-columns-repeated="1006"/>
        </table:table-row>
        <table:table-row table:style-name="ro5">
          <table:table-cell office:value-type="string">
            <text:p>Pass</text:p>
          </table:table-cell>
          <table:table-cell office:value-type="string">
            <text:p>ht://DIG</text:p>
          </table:table-cell>
          <table:table-cell office:value-type="string">
            <text:p>http://www.htdig.org/</text:p>
          </table:table-cell>
          <table:table-cell office:value-type="string">
            <text:p>Hasn't seen love since 2004</text:p>
          </table:table-cell>
          <table:table-cell table:number-columns-repeated="1020"/>
        </table:table-row>
        <table:table-row table:style-name="ro3">
          <table:table-cell office:value-type="string">
            <text:p>Pass</text:p>
          </table:table-cell>
          <table:table-cell office:value-type="string">
            <text:p>Grub</text:p>
          </table:table-cell>
          <table:table-cell table:style-name="ce3" office:value-type="string">
            <text:p><text:span text:style-name="T1"><text:a xlink:href="http://grub.org/">http://grub.org</text:a></text:span></text:p>
          </table:table-cell>
          <table:table-cell office:value-type="string">
            <text:p>It's a distributed indexing project. Interesting, but useless. Bought by wikia at one time.</text:p>
          </table:table-cell>
          <table:table-cell table:style-name="Default"/>
          <table:table-cell table:number-columns-repeated="1019"/>
        </table:table-row>
        <table:table-row table:style-name="ro4">
          <table:table-cell office:value-type="string">
            <text:p>Pass</text:p>
          </table:table-cell>
          <table:table-cell office:value-type="string">
            <text:p>OpenFTS</text:p>
          </table:table-cell>
          <table:table-cell office:value-type="string">
            <text:p>http://openfts.sourceforge.net/</text:p>
          </table:table-cell>
          <table:table-cell office:value-type="string">
            <text:p>Tightly integrated into PostgreSQL</text:p>
          </table:table-cell>
          <table:table-cell table:number-columns-repeated="1020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4">
          <table:table-cell table:number-columns-repeated="14"/>
          <table:table-cell table:style-name="Default"/>
          <table:table-cell table:number-columns-repeated="100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2/06/2010</text:date>, <text:time>2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2-06T21:46:52</meta:creation-date>
    <dc:date>2010-02-06T22:03:12</dc:date>
    <dc:creator>Michael Lissner</dc:creator>
    <meta:editing-duration>PT00H05M56S</meta:editing-duration>
    <meta:editing-cycles>1</meta:editing-cycles>
    <meta:document-statistic meta:table-count="1" meta:cell-count="86" meta:object-count="0"/>
    <meta:generator>OpenOffice.org/3.1$Linux OpenOffice.org_project/310m19$Build-9420</meta:generator>
  </office:meta>
</office:document-meta>
</file>